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CC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Standard" style:family="paragraph">
      <style:paragraph-properties fo:margin-bottom="0.0986in"/>
    </style:style>
    <style:style style:name="T4" style:parent-style-name="Standardnípísmoodstavce" style:family="text">
      <style:text-properties fo:font-weight="bold" style:font-weight-asian="bold" style:font-weight-complex="bold" fo:color="#FF00CC"/>
    </style:style>
    <style:style style:name="P5" style:parent-style-name="Standard" style:list-style-name="LFO1" style:family="paragraph">
      <style:paragraph-properties fo:line-height="115%"/>
    </style:style>
    <style:style style:name="T6" style:parent-style-name="Standardnípísmoodstavce" style:family="text">
      <style:text-properties fo:font-weight="bold" style:font-weight-asian="bold" style:font-weight-complex="bold" fo:color="#000000"/>
    </style:style>
    <style:style style:name="T7" style:parent-style-name="Standardnípísmoodstavce" style:family="text">
      <style:text-properties fo:color="#000000"/>
    </style:style>
    <style:style style:name="P8" style:parent-style-name="Standard" style:list-style-name="LFO1" style:family="paragraph">
      <style:paragraph-properties fo:line-height="115%"/>
    </style:style>
    <style:style style:name="T9" style:parent-style-name="Standardnípísmoodstavce" style:family="text">
      <style:text-properties fo:font-weight="bold" style:font-weight-asian="bold" style:font-weight-complex="bold" fo:color="#000000"/>
    </style:style>
    <style:style style:name="T10" style:parent-style-name="Standardnípísmoodstavce" style:family="text">
      <style:text-properties fo:color="#000000"/>
    </style:style>
    <style:style style:name="P11" style:parent-style-name="Standard" style:list-style-name="LFO1" style:family="paragraph">
      <style:paragraph-properties fo:line-height="115%"/>
    </style:style>
    <style:style style:name="T12" style:parent-style-name="Standardnípísmoodstavce" style:family="text">
      <style:text-properties fo:font-weight="bold" style:font-weight-asian="bold" style:font-weight-complex="bold" fo:color="#000000"/>
    </style:style>
    <style:style style:name="T13" style:parent-style-name="Standardnípísmoodstavce" style:family="text">
      <style:text-properties fo:color="#000000"/>
    </style:style>
    <style:style style:name="P14" style:parent-style-name="Standard" style:list-style-name="LFO1" style:family="paragraph">
      <style:paragraph-properties fo:line-height="115%"/>
    </style:style>
    <style:style style:name="T15" style:parent-style-name="Standardnípísmoodstavce" style:family="text">
      <style:text-properties fo:font-weight="bold" style:font-weight-asian="bold" style:font-weight-complex="bold" fo:color="#000000"/>
    </style:style>
    <style:style style:name="T16" style:parent-style-name="Standardnípísmoodstavce" style:family="text">
      <style:text-properties fo:color="#000000"/>
    </style:style>
    <style:style style:name="T17" style:parent-style-name="Standardnípísmoodstavce" style:family="text">
      <style:text-properties fo:color="#000000"/>
    </style:style>
    <style:style style:name="T18" style:parent-style-name="Standardnípísmoodstavce" style:family="text">
      <style:text-properties fo:color="#000000"/>
    </style:style>
    <style:style style:name="T19" style:parent-style-name="Standardnípísmoodstavce" style:family="text">
      <style:text-properties fo:color="#000000"/>
    </style:style>
    <style:style style:name="T20" style:parent-style-name="Standardnípísmoodstavce" style:family="text">
      <style:text-properties fo:color="#000000"/>
    </style:style>
    <style:style style:name="T21" style:parent-style-name="Standardnípísmoodstavce" style:family="text">
      <style:text-properties fo:color="#000000"/>
    </style:style>
    <style:style style:name="T22" style:parent-style-name="Standardnípísmoodstavce" style:family="text">
      <style:text-properties fo:color="#000000"/>
    </style:style>
    <style:style style:name="T23" style:parent-style-name="Standardnípísmoodstavce" style:family="text">
      <style:text-properties fo:color="#000000"/>
    </style:style>
    <style:style style:name="T24" style:parent-style-name="Standardnípísmoodstavce" style:family="text">
      <style:text-properties fo:color="#000000"/>
    </style:style>
    <style:style style:name="T25" style:parent-style-name="Standardnípísmoodstavce" style:family="text">
      <style:text-properties fo:color="#000000"/>
    </style:style>
    <style:style style:name="T26" style:parent-style-name="Standardnípísmoodstavce" style:family="text">
      <style:text-properties fo:color="#000000"/>
    </style:style>
    <style:style style:name="T27" style:parent-style-name="Standardnípísmoodstavce" style:family="text">
      <style:text-properties fo:color="#000000"/>
    </style:style>
    <style:style style:name="T28" style:parent-style-name="Standardnípísmoodstavce" style:family="text">
      <style:text-properties fo:color="#000000"/>
    </style:style>
    <style:style style:name="T29" style:parent-style-name="Standardnípísmoodstavce" style:family="text">
      <style:text-properties fo:color="#000000"/>
    </style:style>
    <style:style style:name="P30" style:parent-style-name="Standard" style:list-style-name="LFO1" style:family="paragraph">
      <style:paragraph-properties fo:line-height="115%"/>
    </style:style>
    <style:style style:name="T31" style:parent-style-name="Standardnípísmoodstavce" style:family="text">
      <style:text-properties fo:font-weight="bold" style:font-weight-asian="bold" style:font-weight-complex="bold" fo:color="#000000"/>
    </style:style>
    <style:style style:name="T32" style:parent-style-name="Standardnípísmoodstavce" style:family="text">
      <style:text-properties fo:color="#000000"/>
    </style:style>
    <style:style style:name="P33" style:parent-style-name="Standard" style:list-style-name="LFO1" style:family="paragraph">
      <style:paragraph-properties fo:margin-bottom="0.1965in" fo:line-height="115%"/>
    </style:style>
    <style:style style:name="T34" style:parent-style-name="Standardnípísmoodstavce" style:family="text">
      <style:text-properties fo:font-weight="bold" style:font-weight-asian="bold" style:font-weight-complex="bold" fo:color="#000000"/>
    </style:style>
    <style:style style:name="T35" style:parent-style-name="Standardnípísmoodstavce" style:family="text">
      <style:text-properties fo:color="#000000"/>
    </style:style>
    <style:style style:name="P36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37" style:parent-style-name="Standard" style:list-style-name="LFO1" style:family="paragraph">
      <style:paragraph-properties fo:line-height="115%"/>
    </style:style>
    <style:style style:name="T38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39" style:parent-style-name="Standardnípísmoodstavce" style:family="text">
      <style:text-properties fo:color="#000000"/>
    </style:style>
    <style:style style:name="T40" style:parent-style-name="Standardnípísmoodstavce" style:family="text">
      <style:text-properties fo:color="#000000"/>
    </style:style>
    <style:style style:name="T41" style:parent-style-name="Standardnípísmoodstavce" style:family="text">
      <style:text-properties fo:color="#000000"/>
    </style:style>
    <style:style style:name="T42" style:parent-style-name="Standardnípísmoodstavce" style:family="text">
      <style:text-properties fo:color="#000000"/>
    </style:style>
    <style:style style:name="T43" style:parent-style-name="Standardnípísmoodstavce" style:family="text">
      <style:text-properties fo:color="#000000"/>
    </style:style>
    <style:style style:name="T44" style:parent-style-name="Standardnípísmoodstavce" style:family="text">
      <style:text-properties fo:color="#000000"/>
    </style:style>
    <style:style style:name="T45" style:parent-style-name="Standardnípísmoodstavce" style:family="text">
      <style:text-properties fo:color="#000000"/>
    </style:style>
    <style:style style:name="P46" style:parent-style-name="Standard" style:list-style-name="LFO1" style:family="paragraph">
      <style:paragraph-properties fo:line-height="115%"/>
    </style:style>
    <style:style style:name="T47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48" style:parent-style-name="Standardnípísmoodstavce" style:family="text">
      <style:text-properties fo:color="#000000"/>
    </style:style>
    <style:style style:name="T49" style:parent-style-name="Standardnípísmoodstavce" style:family="text">
      <style:text-properties fo:color="#000000"/>
    </style:style>
    <style:style style:name="T50" style:parent-style-name="Standardnípísmoodstavce" style:family="text">
      <style:text-properties fo:color="#000000"/>
    </style:style>
    <style:style style:name="P51" style:parent-style-name="Standard" style:list-style-name="LFO1" style:family="paragraph">
      <style:paragraph-properties fo:line-height="115%"/>
    </style:style>
    <style:style style:name="T52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3" style:parent-style-name="Standardnípísmoodstavce" style:family="text">
      <style:text-properties fo:color="#000000"/>
    </style:style>
    <style:style style:name="P54" style:parent-style-name="Standard" style:list-style-name="LFO1" style:family="paragraph">
      <style:paragraph-properties fo:line-height="115%"/>
    </style:style>
    <style:style style:name="T5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6" style:parent-style-name="Standardnípísmoodstavce" style:family="text">
      <style:text-properties fo:color="#000000"/>
    </style:style>
    <style:style style:name="P57" style:parent-style-name="Standard" style:list-style-name="LFO1" style:family="paragraph">
      <style:paragraph-properties fo:line-height="115%"/>
    </style:style>
    <style:style style:name="T58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9" style:parent-style-name="Standardnípísmoodstavce" style:family="text">
      <style:text-properties fo:color="#000000"/>
    </style:style>
    <style:style style:name="T60" style:parent-style-name="Standardnípísmoodstavce" style:family="text">
      <style:text-properties fo:color="#000000"/>
    </style:style>
    <style:style style:name="T61" style:parent-style-name="Standardnípísmoodstavce" style:family="text">
      <style:text-properties fo:color="#000000"/>
    </style:style>
    <style:style style:name="T62" style:parent-style-name="Standardnípísmoodstavce" style:family="text">
      <style:text-properties fo:color="#000000"/>
    </style:style>
    <style:style style:name="P63" style:parent-style-name="Standard" style:list-style-name="LFO1" style:family="paragraph">
      <style:paragraph-properties fo:line-height="115%"/>
    </style:style>
    <style:style style:name="T64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5" style:parent-style-name="Standardnípísmoodstavce" style:family="text">
      <style:text-properties fo:color="#000000"/>
    </style:style>
    <style:style style:name="P66" style:parent-style-name="Standard" style:list-style-name="LFO1" style:family="paragraph">
      <style:paragraph-properties fo:line-height="115%"/>
    </style:style>
    <style:style style:name="T67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8" style:parent-style-name="Standardnípísmoodstavce" style:family="text">
      <style:text-properties fo:color="#000000"/>
    </style:style>
    <style:style style:name="T69" style:parent-style-name="Standardnípísmoodstavce" style:family="text">
      <style:text-properties fo:color="#000000"/>
    </style:style>
    <style:style style:name="T70" style:parent-style-name="Standardnípísmoodstavce" style:family="text">
      <style:text-properties fo:color="#000000"/>
    </style:style>
    <style:style style:name="T71" style:parent-style-name="Standardnípísmoodstavce" style:family="text">
      <style:text-properties fo:color="#000000"/>
    </style:style>
    <style:style style:name="P72" style:parent-style-name="Standard" style:list-style-name="LFO1" style:family="paragraph">
      <style:paragraph-properties fo:line-height="115%"/>
    </style:style>
    <style:style style:name="T73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74" style:parent-style-name="Standardnípísmoodstavce" style:family="text">
      <style:text-properties fo:color="#000000"/>
    </style:style>
    <style:style style:name="P75" style:parent-style-name="Standard" style:list-style-name="LFO1" style:family="paragraph">
      <style:paragraph-properties fo:line-height="115%"/>
    </style:style>
    <style:style style:name="T76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77" style:parent-style-name="Standardnípísmoodstavce" style:family="text">
      <style:text-properties fo:color="#000000"/>
    </style:style>
    <style:style style:name="T78" style:parent-style-name="Standardnípísmoodstavce" style:family="text">
      <style:text-properties fo:color="#000000"/>
    </style:style>
    <style:style style:name="T79" style:parent-style-name="Standardnípísmoodstavce" style:family="text">
      <style:text-properties fo:color="#000000"/>
    </style:style>
    <style:style style:name="T80" style:parent-style-name="Standardnípísmoodstavce" style:family="text">
      <style:text-properties fo:color="#000000"/>
    </style:style>
    <style:style style:name="P81" style:parent-style-name="Standard" style:list-style-name="LFO1" style:family="paragraph">
      <style:paragraph-properties fo:line-height="115%"/>
    </style:style>
    <style:style style:name="T82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83" style:parent-style-name="Standardnípísmoodstavce" style:family="text">
      <style:text-properties fo:color="#000000"/>
    </style:style>
    <style:style style:name="T84" style:parent-style-name="Standardnípísmoodstavce" style:family="text">
      <style:text-properties fo:color="#000000"/>
    </style:style>
    <style:style style:name="T85" style:parent-style-name="Standardnípísmoodstavce" style:family="text">
      <style:text-properties fo:color="#000000"/>
    </style:style>
    <style:style style:name="T86" style:parent-style-name="Standardnípísmoodstavce" style:family="text">
      <style:text-properties fo:color="#000000"/>
    </style:style>
    <style:style style:name="P87" style:parent-style-name="Standard" style:list-style-name="LFO1" style:family="paragraph">
      <style:paragraph-properties fo:margin-top="0.0395in" fo:line-height="115%"/>
    </style:style>
    <style:style style:name="T88" style:parent-style-name="Standardnípísmoodstavce" style:family="text">
      <style:text-properties fo:font-weight="bold" style:font-weight-asian="bold" style:font-weight-complex="bold" fo:color="#000000"/>
    </style:style>
    <style:style style:name="T89" style:parent-style-name="Standardnípísmoodstavce" style:family="text">
      <style:text-properties fo:color="#000000"/>
    </style:style>
    <style:style style:name="P90" style:parent-style-name="Standard" style:list-style-name="LFO1" style:family="paragraph">
      <style:paragraph-properties fo:margin-bottom="0.1965in" fo:line-height="115%"/>
    </style:style>
    <style:style style:name="T91" style:parent-style-name="Standardnípísmoodstavce" style:family="text">
      <style:text-properties fo:font-weight="bold" style:font-weight-asian="bold" style:font-weight-complex="bold" fo:color="#000000"/>
    </style:style>
    <style:style style:name="T92" style:parent-style-name="Standardnípísmoodstavce" style:family="text">
      <style:text-properties fo:color="#000000"/>
    </style:style>
    <style:style style:name="P93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94" style:parent-style-name="Standard" style:list-style-name="LFO1" style:family="paragraph">
      <style:paragraph-properties fo:break-before="page" fo:line-height="115%"/>
      <style:text-properties fo:font-weight="bold" style:font-weight-asian="bold" style:font-weight-complex="bold" fo:color="#000000"/>
    </style:style>
    <style:style style:name="P95" style:parent-style-name="Standard" style:list-style-name="LFO1" style:family="paragraph">
      <style:paragraph-properties fo:line-height="115%"/>
      <style:text-properties fo:color="#000000"/>
    </style:style>
    <style:style style:name="P96" style:parent-style-name="Standard" style:list-style-name="LFO1" style:family="paragraph">
      <style:paragraph-properties fo:line-height="115%"/>
      <style:text-properties fo:color="#000000"/>
    </style:style>
    <style:style style:name="P97" style:parent-style-name="Standard" style:list-style-name="LFO1" style:family="paragraph">
      <style:paragraph-properties fo:line-height="115%"/>
    </style:style>
    <style:style style:name="T98" style:parent-style-name="Standardnípísmoodstavce" style:family="text">
      <style:text-properties fo:font-weight="bold" style:font-weight-asian="bold" style:font-weight-complex="bold" fo:color="#000000"/>
    </style:style>
    <style:style style:name="T99" style:parent-style-name="Standardnípísmoodstavce" style:family="text">
      <style:text-properties fo:color="#000000"/>
    </style:style>
    <style:style style:name="P100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101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02" style:parent-style-name="Standard" style:list-style-name="LFO2" style:family="paragraph">
      <style:paragraph-properties fo:line-height="115%"/>
      <style:text-properties fo:color="#000000"/>
    </style:style>
    <style:style style:name="P103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4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5" style:parent-style-name="Standard" style:list-style-name="LFO2" style:family="paragraph">
      <style:paragraph-properties fo:line-height="115%"/>
      <style:text-properties fo:color="#000000"/>
    </style:style>
    <style:style style:name="P106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7" style:parent-style-name="Standard" style:list-style-name="LFO2" style:family="paragraph">
      <style:paragraph-properties fo:line-height="115%"/>
    </style:style>
    <style:style style:name="T108" style:parent-style-name="Standardnípísmoodstavce" style:family="text">
      <style:text-properties fo:font-weight="bold" style:font-weight-asian="bold" style:font-weight-complex="bold" fo:color="#000000"/>
    </style:style>
    <style:style style:name="T109" style:parent-style-name="Standardnípísmoodstavce" style:family="text">
      <style:text-properties fo:color="#000000"/>
    </style:style>
    <style:style style:name="P110" style:parent-style-name="Standard" style:list-style-name="LFO2" style:family="paragraph">
      <style:paragraph-properties fo:line-height="115%"/>
      <style:text-properties fo:color="#000000"/>
    </style:style>
    <style:style style:name="P111" style:parent-style-name="Standard" style:list-style-name="LFO2" style:family="paragraph">
      <style:paragraph-properties fo:line-height="115%"/>
      <style:text-properties fo:color="#000000"/>
    </style:style>
    <style:style style:name="P112" style:parent-style-name="Standard" style:list-style-name="LFO2" style:family="paragraph">
      <style:paragraph-properties fo:line-height="115%"/>
      <style:text-properties fo:color="#000000"/>
    </style:style>
    <style:style style:name="P113" style:parent-style-name="Standard" style:list-style-name="LFO2" style:family="paragraph">
      <style:paragraph-properties fo:line-height="115%"/>
      <style:text-properties fo:color="#000000"/>
    </style:style>
    <style:style style:name="P114" style:parent-style-name="Standard" style:list-style-name="LFO2" style:family="paragraph">
      <style:paragraph-properties fo:line-height="115%"/>
      <style:text-properties fo:color="#000000"/>
    </style:style>
    <style:style style:name="P115" style:parent-style-name="Standard" style:list-style-name="LFO2" style:family="paragraph">
      <style:paragraph-properties fo:line-height="115%"/>
      <style:text-properties fo:color="#000000"/>
    </style:style>
    <style:style style:name="P116" style:parent-style-name="Standard" style:list-style-name="LFO2" style:family="paragraph">
      <style:paragraph-properties fo:line-height="115%"/>
      <style:text-properties fo:color="#000000"/>
    </style:style>
    <style:style style:name="P117" style:parent-style-name="Standard" style:list-style-name="LFO2" style:family="paragraph">
      <style:paragraph-properties fo:line-height="115%"/>
      <style:text-properties fo:color="#000000"/>
    </style:style>
    <style:style style:name="P118" style:parent-style-name="Standard" style:list-style-name="LFO2" style:family="paragraph">
      <style:paragraph-properties fo:line-height="115%"/>
      <style:text-properties fo:color="#000000"/>
    </style:style>
    <style:style style:name="P119" style:parent-style-name="Standard" style:family="paragraph">
      <style:paragraph-properties fo:margin-top="0.0784in" fo:line-height="115%"/>
      <style:text-properties fo:font-weight="bold" style:font-weight-asian="bold" style:font-weight-complex="bold" fo:color="#000000"/>
    </style:style>
    <style:style style:name="P120" style:parent-style-name="Standard" style:list-style-name="LFO3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21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22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23" style:parent-style-name="Standard" style:list-style-name="LFO3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24" style:parent-style-name="Standard" style:list-style-name="LFO3" style:family="paragraph">
      <style:paragraph-properties fo:line-height="115%"/>
      <style:text-properties fo:color="#000000"/>
    </style:style>
    <style:style style:name="P125" style:parent-style-name="Standard" style:list-style-name="LFO3" style:family="paragraph">
      <style:paragraph-properties fo:line-height="115%"/>
      <style:text-properties fo:color="#000000"/>
    </style:style>
    <style:style style:name="P126" style:parent-style-name="Standard" style:list-style-name="LFO3" style:family="paragraph">
      <style:paragraph-properties fo:line-height="115%"/>
      <style:text-properties fo:color="#000000"/>
    </style:style>
    <style:style style:name="P127" style:parent-style-name="Standard" style:list-style-name="LFO3" style:family="paragraph">
      <style:paragraph-properties fo:line-height="115%"/>
      <style:text-properties fo:color="#000000"/>
    </style:style>
    <style:style style:name="P128" style:parent-style-name="Standard" style:list-style-name="LFO3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29" style:parent-style-name="Standard" style:list-style-name="LFO3" style:family="paragraph">
      <style:paragraph-properties fo:line-height="115%"/>
      <style:text-properties fo:color="#000000"/>
    </style:style>
    <style:style style:name="P130" style:parent-style-name="Standard" style:list-style-name="LFO3" style:family="paragraph">
      <style:paragraph-properties fo:line-height="115%"/>
      <style:text-properties fo:color="#000000"/>
    </style:style>
    <style:style style:name="P131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32" style:parent-style-name="Standard" style:family="paragraph">
      <style:paragraph-properties fo:break-before="page" fo:line-height="115%"/>
      <style:text-properties fo:font-weight="bold" style:font-weight-asian="bold" style:font-weight-complex="bold" fo:color="#000000"/>
    </style:style>
    <style:style style:name="P133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34" style:parent-style-name="Standard" style:list-style-name="LFO4" style:family="paragraph">
      <style:paragraph-properties fo:line-height="115%"/>
      <style:text-properties fo:color="#000000"/>
    </style:style>
    <style:style style:name="P135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36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37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38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39" style:parent-style-name="Standard" style:list-style-name="LFO5" style:family="paragraph">
      <style:paragraph-properties fo:line-height="115%"/>
      <style:text-properties fo:color="#000000"/>
    </style:style>
    <style:style style:name="P140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1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2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3" style:parent-style-name="Standard" style:list-style-name="LFO5" style:family="paragraph">
      <style:paragraph-properties fo:line-height="115%"/>
    </style:style>
    <style:style style:name="T144" style:parent-style-name="Standardnípísmoodstavce" style:family="text">
      <style:text-properties fo:font-weight="bold" style:font-weight-asian="bold" style:font-weight-complex="bold" fo:color="#000000"/>
    </style:style>
    <style:style style:name="T145" style:parent-style-name="Standardnípísmoodstavce" style:family="text">
      <style:text-properties fo:color="#000000"/>
    </style:style>
    <style:style style:name="P146" style:parent-style-name="Standard" style:list-style-name="LFO5" style:family="paragraph">
      <style:paragraph-properties fo:line-height="115%"/>
    </style:style>
    <style:style style:name="T147" style:parent-style-name="Standardnípísmoodstavce" style:family="text">
      <style:text-properties fo:font-weight="bold" style:font-weight-asian="bold" style:font-weight-complex="bold" fo:color="#000000"/>
    </style:style>
    <style:style style:name="T148" style:parent-style-name="Standardnípísmoodstavce" style:family="text">
      <style:text-properties fo:color="#000000"/>
    </style:style>
    <style:style style:name="P149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50" style:parent-style-name="Standard" style:list-style-name="LFO5" style:family="paragraph">
      <style:paragraph-properties fo:line-height="115%"/>
      <style:text-properties fo:color="#000000"/>
    </style:style>
    <style:style style:name="P151" style:parent-style-name="Standard" style:list-style-name="LFO5" style:family="paragraph">
      <style:paragraph-properties fo:line-height="115%"/>
      <style:text-properties fo:color="#000000"/>
    </style:style>
    <style:style style:name="P152" style:parent-style-name="Standard" style:list-style-name="LFO5" style:family="paragraph">
      <style:paragraph-properties fo:line-height="115%"/>
      <style:text-properties fo:color="#000000"/>
    </style:style>
    <style:style style:name="P153" style:parent-style-name="Standard" style:family="paragraph">
      <style:paragraph-properties fo:line-height="115%"/>
      <style:text-properties fo:color="#000000"/>
    </style:style>
    <style:style style:name="P154" style:parent-style-name="Standard" style:family="paragraph">
      <style:paragraph-properties fo:line-height="115%"/>
      <style:text-properties fo:color="#000000"/>
    </style:style>
    <style:style style:name="P155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56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57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58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59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60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61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62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63" style:parent-style-name="Standard" style:list-style-name="LFO6" style:family="paragraph">
      <style:paragraph-properties fo:line-height="115%"/>
      <style:text-properties fo:color="#000000"/>
    </style:style>
    <style:style style:name="P164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165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166" style:parent-style-name="Textbody" style:family="paragraph">
      <style:paragraph-properties fo:margin-bottom="0.0986in" fo:line-height="115%"/>
      <style:text-properties fo:color="#000000"/>
    </style:style>
    <style:style style:name="P167" style:parent-style-name="Textbody" style:family="paragraph">
      <style:paragraph-properties fo:margin-bottom="0.0986in" fo:line-height="115%"/>
      <style:text-properties fo:color="#000000"/>
    </style:style>
    <style:style style:name="P168" style:parent-style-name="Textbody" style:family="paragraph">
      <style:paragraph-properties fo:margin-bottom="0.0986in" fo:line-height="115%"/>
      <style:text-properties fo:color="#000000"/>
    </style:style>
    <style:style style:name="P169" style:parent-style-name="Textbody" style:family="paragraph">
      <style:paragraph-properties fo:margin-bottom="0.0986in" fo:line-height="115%"/>
      <style:text-properties fo:color="#000000"/>
    </style:style>
    <style:style style:name="P170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171" style:parent-style-name="Standard" style:list-style-name="LFO7" style:family="paragraph">
      <style:paragraph-properties fo:margin-top="0.1965in" fo:margin-bottom="0.0986in"/>
    </style:style>
    <style:style style:name="T172" style:parent-style-name="Standardnípísmoodstavce" style:family="text">
      <style:text-properties fo:color="#000000"/>
    </style:style>
    <style:style style:name="T173" style:parent-style-name="Standardnípísmoodstavce" style:family="text">
      <style:text-properties fo:font-weight="bold" style:font-weight-asian="bold" style:font-weight-complex="bold" fo:color="#000000"/>
    </style:style>
    <style:style style:name="P174" style:parent-style-name="Standard" style:list-style-name="LFO7" style:family="paragraph">
      <style:paragraph-properties fo:margin-top="0.1965in" fo:margin-bottom="0.0986in"/>
      <style:text-properties fo:color="#000000"/>
    </style:style>
    <style:style style:name="P175" style:parent-style-name="Standard" style:list-style-name="LFO7" style:family="paragraph">
      <style:paragraph-properties fo:margin-top="0.1965in" fo:margin-bottom="0.0986in"/>
    </style:style>
    <style:style style:name="T176" style:parent-style-name="Standardnípísmoodstavce" style:family="text">
      <style:text-properties fo:color="#000000"/>
    </style:style>
    <style:style style:name="T177" style:parent-style-name="Standardnípísmoodstavce" style:family="text">
      <style:text-properties fo:font-weight="bold" style:font-weight-asian="bold" style:font-weight-complex="bold" fo:color="#000000"/>
    </style:style>
    <style:style style:name="P178" style:parent-style-name="Standard" style:list-style-name="LFO7" style:family="paragraph">
      <style:paragraph-properties fo:margin-top="0.1965in" fo:margin-bottom="0.0986in"/>
      <style:text-properties fo:color="#000000"/>
    </style:style>
    <style:style style:name="P179" style:parent-style-name="Textbody" style:list-style-name="LFO7" style:family="paragraph">
      <style:paragraph-properties fo:margin-bottom="0.0986in" fo:line-height="115%"/>
    </style:style>
    <style:style style:name="T180" style:parent-style-name="Standardnípísmoodstavce" style:family="text">
      <style:text-properties fo:color="#000000"/>
    </style:style>
    <style:style style:name="T181" style:parent-style-name="Standardnípísmoodstavce" style:family="text">
      <style:text-properties fo:font-weight="bold" style:font-weight-asian="bold" style:font-weight-complex="bold" fo:color="#000000"/>
    </style:style>
    <style:style style:name="T182" style:parent-style-name="Standardnípísmoodstavce" style:family="text">
      <style:text-properties fo:color="#000000"/>
    </style:style>
    <style:style style:name="P183" style:parent-style-name="Textbody" style:list-style-name="LFO7" style:family="paragraph">
      <style:paragraph-properties fo:margin-bottom="0.0986in" fo:line-height="115%"/>
      <style:text-properties fo:color="#000000"/>
    </style:style>
    <style:style style:name="P184" style:parent-style-name="Textbody" style:list-style-name="LFO7" style:family="paragraph">
      <style:paragraph-properties fo:margin-bottom="0.0986in" fo:line-height="115%"/>
      <style:text-properties fo:color="#000000"/>
    </style:style>
    <style:style style:name="P185" style:parent-style-name="Textbody" style:list-style-name="LFO7" style:family="paragraph">
      <style:paragraph-properties fo:margin-bottom="0.0986in" fo:line-height="115%"/>
      <style:text-properties fo:color="#000000"/>
    </style:style>
    <style:style style:name="P186" style:parent-style-name="Textbody" style:list-style-name="LFO7" style:family="paragraph">
      <style:paragraph-properties fo:margin-bottom="0.0986in" fo:line-height="115%"/>
      <style:text-properties fo:color="#000000"/>
    </style:style>
    <style:style style:name="P187" style:parent-style-name="Textbody" style:list-style-name="LFO7" style:family="paragraph">
      <style:paragraph-properties fo:margin-bottom="0.0986in" fo:line-height="115%"/>
      <style:text-properties fo:color="#000000"/>
    </style:style>
    <style:style style:name="P188" style:parent-style-name="Textbody" style:list-style-name="LFO7" style:family="paragraph">
      <style:paragraph-properties fo:margin-bottom="0.0986in" fo:line-height="115%"/>
      <style:text-properties fo:color="#000000"/>
    </style:style>
    <style:style style:name="P189" style:parent-style-name="Textbody" style:list-style-name="LFO7" style:family="paragraph">
      <style:paragraph-properties fo:margin-bottom="0.0986in" fo:line-height="115%"/>
      <style:text-properties fo:color="#000000"/>
    </style:style>
    <style:style style:name="P190" style:parent-style-name="Textbody" style:list-style-name="LFO7" style:family="paragraph">
      <style:paragraph-properties fo:margin-bottom="0.0986in" fo:line-height="115%"/>
      <style:text-properties fo:color="#000000"/>
    </style:style>
    <style:style style:name="P191" style:parent-style-name="Textbody" style:list-style-name="LFO7" style:family="paragraph">
      <style:paragraph-properties fo:margin-bottom="0.0986in" fo:line-height="115%"/>
      <style:text-properties fo:color="#000000"/>
    </style:style>
    <style:style style:name="P192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</office:automatic-styles>
  <office:body>
    <office:text text:use-soft-page-breaks="true">
      <text:p text:style-name="P1">2. ROMEO A JULIE</text:p>
      <text:p text:style-name="P2">William Shakespeare</text:p>
      <text:p text:style-name="P3"><text:span text:style-name="T4">ROZBOR DÍLA:</text:span></text:p>
      <text:list text:style-name="LFO1" text:continue-numbering="true">
        <text:list-item>
          <text:p text:style-name="P5"><text:span text:style-name="T6">téma:</text:span><text:span text:style-name="T7"><text:s/>nešťastný osud dvou milenců pocházejících ze znepřátelených rodů</text:span></text:p>
        </text:list-item>
        <text:list-item>
          <text:p text:style-name="P8"><text:span text:style-name="T9">motiv:<text:s/></text:span><text:span text:style-name="T10">z výňatku</text:span></text:p>
        </text:list-item>
        <text:list-item>
          <text:p text:style-name="P11"><text:span text:style-name="T12">časoprostor:<text:s/></text:span><text:span text:style-name="T13">italské město Verona, později Mantov, 2. pol. 16. století</text:span></text:p>
        </text:list-item>
        <text:list-item>
          <text:p text:style-name="P14"><text:span text:style-name="T15">kompoziční výstavba:<text:s/></text:span><text:span text:style-name="T16">dílo<text:s/></text:span><text:span text:style-name="T17">je rozděleno do 5-ti dějství + prolog (formou sonetu, úvodní</text:span><text:span text:style-name="T18"><text:line-break/></text:span><text:span text:style-name="T19"><text:tab/></text:span><text:span text:style-name="T20"><text:tab/></text:span><text:span text:style-name="T21"><text:tab/>část spisu, uvádí drama)</text:span><text:span text:style-name="T22"><text:line-break/></text:span><text:span text:style-name="T23"><text:tab/></text:span><text:span text:style-name="T24"><text:tab/></text:span><text:span text:style-name="T25"><text:tab/>klasická stavba dramatu (expozice, kolize, krize, peripetie, katastrofa)</text:span><text:span text:style-name="T26"><text:line-break/></text:span><text:span text:style-name="T27"><text:tab/></text:span><text:span text:style-name="T28"><text:tab/></text:span><text:span text:style-name="T29"><text:tab/>psáno chronologicky, děj graduje</text:span></text:p>
        </text:list-item>
        <text:list-item>
          <text:p text:style-name="P30"><text:span text:style-name="T31">literární druh:<text:s/></text:span><text:span text:style-name="T32">drama</text:span></text:p>
        </text:list-item>
        <text:list-item>
          <text:p text:style-name="P33"><text:span text:style-name="T34">literární žánr:<text:s/></text:span><text:span text:style-name="T35">milostná tragédie</text:span></text:p>
        </text:list-item>
        <text:list-item>
          <text:p text:style-name="P36">postavy:</text:p>
          <text:list text:continue-numbering="true">
            <text:list-item>
              <text:p text:style-name="P37"><text:span text:style-name="T38">Julie Kapuletová</text:span><text:span text:style-name="T39"><text:s/>– 14-ti letá dívka, krásná, naivní, odvážná, tvrdohlavá, hluboce</text:span><text:span text:style-name="T40"><text:line-break/></text:span><text:span text:style-name="T41"><text:tab/></text:span><text:span text:style-name="T42"><text:tab/>zamilovaná do Romea, nechala se donutit ke svatbě s Parisem, zemřela</text:span><text:span text:style-name="T43"><text:line-break/></text:span><text:span text:style-name="T44"><text:tab/></text:span><text:span text:style-name="T45"><text:tab/>pro svou lásku</text:span></text:p>
            </text:list-item>
            <text:list-item>
              <text:p text:style-name="P46"><text:span text:style-name="T47">Kapulet</text:span><text:span text:style-name="T48"><text:s/>– Juliin otec, vládne tvrdou rukou, chce aby ho dcera ve všem poslechla a pokud</text:span><text:span text:style-name="T49"><text:line-break/></text:span><text:span text:style-name="T50"><text:tab/><text:s text:c="5"/>ne je schopen ji vykázat z domu</text:span></text:p>
            </text:list-item>
            <text:list-item>
              <text:p text:style-name="P51"><text:span text:style-name="T52">Kapuletová</text:span><text:span text:style-name="T53"><text:s/>– Juliina matka, chová se k Julii zle a chladně</text:span></text:p>
            </text:list-item>
            <text:list-item>
              <text:p text:style-name="P54"><text:span text:style-name="T55">Tybalt</text:span><text:span text:style-name="T56"><text:s/>– Juliin bratranec</text:span></text:p>
            </text:list-item>
            <text:list-item>
              <text:p text:style-name="P57"><text:span text:style-name="T58">Juliina chůva</text:span><text:span text:style-name="T59"><text:s/>– spolehlivá, důvěryhodná, hodná, upovídaná, nerozumná, vychovává Julii</text:span><text:span text:style-name="T60"><text:line-break/></text:span><text:span text:style-name="T61"><text:tab/></text:span><text:span text:style-name="T62"><text:tab/>od narození, má ji ráda</text:span></text:p>
            </text:list-item>
            <text:list-item>
              <text:p text:style-name="P63"><text:span text:style-name="T64">Paris</text:span><text:span text:style-name="T65"><text:s/>– mladý hrabě, nápadník Julie,<text:s/></text:span></text:p>
            </text:list-item>
            <text:list-item>
              <text:p text:style-name="P66"><text:span text:style-name="T67">Romeo Montek</text:span><text:span text:style-name="T68"><text:s/>– mladý, odvážný, ze začátku povrchně miluje Rosalinu, následně</text:span><text:span text:style-name="T69"><text:line-break/></text:span><text:span text:style-name="T70"><text:tab/></text:span><text:span text:style-name="T71"><text:tab/>hluboce zamilován do Julie</text:span></text:p>
            </text:list-item>
            <text:list-item>
              <text:p text:style-name="P72"><text:span text:style-name="T73">Montek a Monteková</text:span><text:span text:style-name="T74"><text:s/>– Romeovi rodiče</text:span></text:p>
            </text:list-item>
            <text:list-item>
              <text:p text:style-name="P75"><text:span text:style-name="T76">Merkucio</text:span><text:span text:style-name="T77"><text:s/>– Romeův nejlepší přítel, starší, Romeo k němu vzhlíží,<text:s/></text:span><text:span text:style-name="T78">výmluvný, agresivní,</text:span><text:span text:style-name="T79"><text:line-break/></text:span><text:span text:style-name="T80"><text:tab/><text:s text:c="4"/>vtipný, vévodův příbuzný</text:span></text:p>
            </text:list-item>
            <text:list-item>
              <text:p text:style-name="P81"><text:span text:style-name="T82">otec Vavřinec</text:span><text:span text:style-name="T83"><text:s/>– kněz, moudrý, vzdělaný, čestný, ochotný pomoci, přál lásce Romea a</text:span><text:span text:style-name="T84"><text:line-break/></text:span><text:span text:style-name="T85"><text:tab/></text:span><text:span text:style-name="T86"><text:tab/>Julie, tajně je oddal</text:span></text:p>
            </text:list-item>
          </text:list>
        </text:list-item>
        <text:list-item>
          <text:p text:style-name="P87"><text:span text:style-name="T88">vyprávěcí způsoby:<text:s/></text:span><text:span text:style-name="T89">er-forma / třetí osoba</text:span></text:p>
        </text:list-item>
        <text:list-item>
          <text:p text:style-name="P90"><text:span text:style-name="T91">typy promluv:<text:s/></text:span><text:span text:style-name="T92">přímá i nepřímá řeč, dialogy a monology</text:span></text:p>
        </text:list-item>
      </text:list>
      <text:p text:style-name="P93"/>
      <text:list text:style-name="LFO1" text:continue-numbering="true">
        <text:list-item>
          <text:p text:style-name="P94">jazykové prostředky:</text:p>
          <text:list text:continue-numbering="true">
            <text:list-item>
              <text:p text:style-name="P95">spisovná čeština, jambický verš (verš-první slabika krátká, druhá dlouhá /případně první přízvučná a druhá nepřízvučná)</text:p>
            </text:list-item>
            <text:list-item>
              <text:p text:style-name="P96">řečnické otázky, přirovnání, archaismy, citově zabarvené výrazy, opakování slov</text:p>
            </text:list-item>
          </text:list>
        </text:list-item>
        <text:list-item>
          <text:p text:style-name="P97"><text:span text:style-name="T98">tropy a figury:<text:s/></text:span><text:span text:style-name="T99">ve výňatku</text:span></text:p>
        </text:list-item>
      </text:list>
      <text:p text:style-name="P100">AUTOR:</text:p>
      <text:p text:style-name="P101">William Shakespeare</text:p>
      <text:list text:style-name="LFO2" text:continue-numbering="true">
        <text:list-item>
          <text:p text:style-name="P102">1564 – 1616</text:p>
        </text:list-item>
        <text:list-item>
          <text:p text:style-name="P103">anglický národní básník a dramatik, klíčová postava evropského dramatu</text:p>
        </text:list-item>
        <text:list-item>
          <text:p text:style-name="P104">věnoval se i herectví</text:p>
        </text:list-item>
        <text:list-item>
          <text:p text:style-name="P105">otec rukavičkář, matka ze zemanské rodiny</text:p>
        </text:list-item>
        <text:list-item>
          <text:p text:style-name="P106">vystudoval gymnázium</text:p>
        </text:list-item>
        <text:list-item>
          <text:p text:style-name="P107"><text:span text:style-name="T108">v 18 letech se oženil se starší Annou (26), měli spolu dceru Sussanu a dvojčata</text:span><text:span text:style-name="T109"><text:s/>Judithu a Hamneta</text:span></text:p>
        </text:list-item>
        <text:list-item>
          <text:p text:style-name="P110">byl naposledy spatřen na křtu dvojčat a poté na 7 let zmizel</text:p>
        </text:list-item>
        <text:list-item>
          <text:p text:style-name="P111">odešel do Londýna, hrál v různých divadelních společnostech, stal se spolumajitelem divadla (brzy zavřeno kvůli morové epidemii)</text:p>
        </text:list-item>
        <text:list-item>
          <text:p text:style-name="P112">po epidemii člen nové<text:s/>divadelní společnosti Služebníci lorda komořího (Lord Chamberlain´s Men), kde působil jako herec a dramatik</text:p>
        </text:list-item>
        <text:list-item>
          <text:p text:style-name="P113">po přemístění společnosti do divadla The Globe se stal z 1/10 vlastníkem divadla</text:p>
        </text:list-item>
        <text:list-item>
          <text:p text:style-name="P114">po vyhoření divadla se vrátil s manželkou a dcerami (syn zemřel v 11 letech) do Stratford nad Avonou, kde zůstal až do své smrti</text:p>
        </text:list-item>
        <text:list-item>
          <text:p text:style-name="P115">autor divadelních 37 her (u některých sporné autorství) a 154 sonetů, básně</text:p>
        </text:list-item>
        <text:list-item>
          <text:p text:style-name="P116">hry řeší nadčasová témata, které lidi vždy zajímaly</text:p>
        </text:list-item>
        <text:list-item>
          <text:p text:style-name="P117">jeho hry přeloženy do mnoha jazyků</text:p>
        </text:list-item>
        <text:list-item>
          <text:p text:style-name="P118">nedoložené zprávy o jeho životě však vedou k dohadům, že se za jménem Shakespeare skrývá jiný autor</text:p>
        </text:list-item>
      </text:list>
      <text:p text:style-name="P119">Další díla:</text:p>
      <text:list text:style-name="LFO3" text:continue-numbering="true">
        <text:list-item>
          <text:p text:style-name="P120">tragédie</text:p>
          <text:list text:continue-numbering="true">
            <text:list-item>
              <text:p text:style-name="P121">Hamlet</text:p>
            </text:list-item>
            <text:list-item>
              <text:p text:style-name="P122">Macbeth</text:p>
            </text:list-item>
          </text:list>
        </text:list-item>
        <text:list-item>
          <text:p text:style-name="P123">komedie</text:p>
          <text:list text:continue-numbering="true">
            <text:list-item>
              <text:p text:style-name="P124">Sen noci Svatojánské</text:p>
            </text:list-item>
            <text:list-item>
              <text:p text:style-name="P125">Zkrocení zlé ženy</text:p>
            </text:list-item>
            <text:list-item>
              <text:p text:style-name="P126">Večer tří králů</text:p>
            </text:list-item>
            <text:list-item>
              <text:p text:style-name="P127">Kupec benátský</text:p>
            </text:list-item>
          </text:list>
        </text:list-item>
        <text:list-item>
          <text:p text:style-name="P128">historické hry</text:p>
          <text:list text:continue-numbering="true">
            <text:list-item>
              <text:p text:style-name="P129">Jindřich IV.</text:p>
            </text:list-item>
            <text:list-item>
              <text:p text:style-name="P130">Richard II.</text:p>
            </text:list-item>
          </text:list>
        </text:list-item>
      </text:list>
      <text:p text:style-name="P131"/>
      <text:p text:style-name="P132">Literárně-historický kontext</text:p>
      <text:list text:style-name="LFO4" text:continue-numbering="true">
        <text:list-item>
          <text:p text:style-name="P133">největší rozkvět Renesance v Anglii = Alžbětínská renesance</text:p>
        </text:list-item>
        <text:list-item>
          <text:p text:style-name="P134">vládla Alžběta I., podporovala divadlo, vzniklo mnoho hereckých skupin a v Londýně i mnoho divadel</text:p>
        </text:list-item>
      </text:list>
      <text:p text:style-name="P135">Umělecké směry období</text:p>
      <text:p text:style-name="P136">Renesance</text:p>
      <text:list text:style-name="LFO5" text:continue-numbering="true">
        <text:list-item>
          <text:p text:style-name="P137">14. - 17. století, Itálie</text:p>
        </text:list-item>
        <text:list-item>
          <text:p text:style-name="P138">inspiraci hledá v antice</text:p>
        </text:list-item>
        <text:list-item>
          <text:p text:style-name="P139">vliv zámořských a astronomických objevů (objevení Ameriky)</text:p>
        </text:list-item>
        <text:list-item>
          <text:p text:style-name="P140">touha po pravdě</text:p>
        </text:list-item>
        <text:list-item>
          <text:p text:style-name="P141">rozvoj stavitelství a umění</text:p>
        </text:list-item>
        <text:list-item>
          <text:p text:style-name="P142">důraz na národní jazyky</text:p>
        </text:list-item>
        <text:list-item>
          <text:p text:style-name="P143"><text:span text:style-name="T144">důvěra ve vědu a lidský rozum</text:span><text:span text:style-name="T145">, objeven knihtisk (rychlejší šíření informací)</text:span></text:p>
        </text:list-item>
        <text:list-item>
          <text:p text:style-name="P146"><text:span text:style-name="T147">obrací zájem od boha k člověku</text:span><text:span text:style-name="T148">, zájem o posmrtný život</text:span></text:p>
        </text:list-item>
        <text:list-item>
          <text:p text:style-name="P149">staví se proti středověkému myšlení a církevním dogmatům</text:p>
        </text:list-item>
        <text:list-item>
          <text:p text:style-name="P150">člověk nechce žít v odříkání, chce si užít života na Zemi</text:p>
        </text:list-item>
        <text:list-item>
          <text:p text:style-name="P151">renesanční člověk = mnohostranný člověk (Leonardo da Vinci – Malíř Mona Lisa, stavitel, básník, vynálezce)</text:p>
        </text:list-item>
        <text:list-item>
          <text:p text:style-name="P152">žánry: sonet = znělka – 14 veršů (4,4,3,3) – Sonety Lauře – Petrarca (Itálie),</text:p>
        </text:list-item>
      </text:list>
      <text:p text:style-name="P153"><text:tab/><text:tab/><text:tab/><text:tab/>– 14 veršů (4,4,4,2) – sonety Shakespeare (Anglie)</text:p>
      <text:p text:style-name="P154"><text:tab/><text:tab/>rámcová povídka – společný základ pro povídky – Dekameron</text:p>
      <text:p text:style-name="P155">Současníci:</text:p>
      <text:list text:style-name="LFO6" text:continue-numbering="true">
        <text:list-item>
          <text:p text:style-name="P156">Itálie</text:p>
          <text:list text:continue-numbering="true">
            <text:list-item>
              <text:p text:style-name="P157">Dante Alighieri – Božská komedie</text:p>
            </text:list-item>
            <text:list-item>
              <text:p text:style-name="P158">Giovanni Boccaccio - Dekameron</text:p>
            </text:list-item>
          </text:list>
        </text:list-item>
        <text:list-item>
          <text:p text:style-name="P159">Francie</text:p>
          <text:list text:continue-numbering="true">
            <text:list-item>
              <text:p text:style-name="P160">Francois Villon – Malý testament</text:p>
            </text:list-item>
          </text:list>
        </text:list-item>
        <text:list-item>
          <text:p text:style-name="P161">Čechy</text:p>
          <text:list text:continue-numbering="true">
            <text:list-item>
              <text:p text:style-name="P162">Jan Blahoslav<text:s/></text:p>
            </text:list-item>
            <text:list-item>
              <text:p text:style-name="P163">Václav Hájek z Libočan<text:s/></text:p>
            </text:list-item>
          </text:list>
        </text:list-item>
      </text:list>
      <text:p text:style-name="P164"/>
      <text:p text:style-name="P165">DĚJ:</text:p>
      <text:p text:style-name="P166">Příběh vypráví o sporu dvou rodů Monteků a Kapuletů v italském městě Verona. Kapuleti zde pořádají ples, na kterém má hrabě Paris požádat o ruku<text:s/>jejich dceru Julii. Na tento ples ale v přestrojení přijde i Romeo z rodu Monteků společně se svými přáteli Benvoliem a Merkuciem. Romeo zde chce potkat krásnou Rosalinu, do které je zamilovaný a která jeho lásku neopětuje. Jakmile však Romeo spatří Julii na Rosalinu okamžitě zapomene, zdá se mu překrásná a tvrdí, že nepoznal pravou lásku, dokud ji nespatřil. Láska je oboustranná. Problém přichází, když Tybalt (Juliin bratranec) Romea na na plese pozná a chce vyprovokovat bitku. Starý Kapulet ho však zastaví protože si nepřeje skandál po celé Veroně.</text:p>
      <text:p text:style-name="P167">V noci po ukončení plesu přes velké nebezpečí přijde Romeo do zahrad Kapuletů a Julie mu zde z balkonu vyznává svou lásku. Romeo ji ujistí i o lásce kterou chová on k ní, načež se domluví, že budou se vezmou. Druhý den milence tajně oddá otec Vavřinec, který mladou dvojici podporuje i přes nenávist jejich rodů. Svědkem jim byla pouze Juliina chůva.</text:p>
      <text:p text:style-name="P168">Odpoledne dne svatby proběhne pouliční spor mezi Tybalem, Merkuciem a Benvoliem, při kterém Tybalt zabije Merkucia. Následně Romeo svého přítele pomstí vraždou Tybalta a je vyhoštěn z Verony a odchází do Mantovy. Julie pro Romea truchlí, avšak zastírá to žalem za Tybalta. Kapulet proto rozhodne, že se musí co nejrychleji vdát za Parida, aby ji zbavil zármutku. Zoufalá Julie s pomocí chůvy požádá otce Vavřince o pomoc. Ten zajistí uspávací lektvar, po kterém bude 42 hodin vypadat jako mrtvá a poté pošle vzkaz Romeovi do Mantovi, že společně vyzvednou Julii v rodinné hrobce.</text:p>
      <text:p text:style-name="P169">Julie tedy v předvečer svatby lektvar vypije a ráno na to ji chůva nachází „mrtvou“. Koná se tedy pohřeb. Tento pohřeb vidí i Romeův sluha Baltazar, který měl za úkol Romea informovat o dění ve Veroně, a okamžitě se rozjede Romeovi smutnou zprávu oznámit. Romeo, nedostal dopis od otce Vavřince, jelikož se posel nedostal ven z města kvůli morové epidemii, a proto je zdrcený a chce ukončit svůj život, jakmile mu Baltazar zprávu předá. <text:s/>Podplatí tedy lékárníka, který mu prodá prudký jed a společně s Baltazarem<text:s/>se vydává zpět do Verony. U hrobky se setká s Paridem nesoucím Julii květiny a proběhne mezi nimi souboj ve kterém Romeo Parida zabije. Poté vstoupí do hrobky a zoufá nad osudem Julie, znovu ji vyznává lásku a naposledy ji políbí, načež vypije lahvičku s jedem. Následně se probouzí Julie a když spatří, že je její milý mrtev, rozhodne se také zemřít. Nejprve se mu snaží slíbat jed ze rtů, ale to nezabírá a tak vezme Romeovu dýku a probodne se. Nad mrtvými těly svých dětí se poté sejdou Montekové a Kapuleti,<text:s/>pochopí hloupost jejich sporů, podají si ruce a konečně se usmíří.</text:p>
      <text:p text:style-name="P170">TLDR:</text:p>
      <text:list text:style-name="LFO7" text:continue-numbering="true">
        <text:list-item>
          <text:p text:style-name="P171"><text:span text:style-name="T172">Spor 2 rodin<text:s/></text:span><text:span text:style-name="T173">Montekové x Kapuleti</text:span></text:p>
        </text:list-item>
        <text:list-item>
          <text:p text:style-name="P174">Romeo Montek se zamiluje do Julie Kapulet a ona do něj na plesu ve Veroně</text:p>
        </text:list-item>
        <text:list-item>
          <text:p text:style-name="P175"><text:span text:style-name="T176">Po skončení plesu Romeo přezkočí plot k Julii a vyznávají si navzájem lásku.<text:s/></text:span><text:span text:style-name="T177">Tajně se domluví že se vezmou</text:span></text:p>
        </text:list-item>
        <text:list-item>
          <text:p text:style-name="P178">Otec vavřinec je je podporuje a oddá je. Svědek je Juliina chuva</text:p>
        </text:list-item>
        <text:list-item>
          <text:p text:style-name="P179"><text:span text:style-name="T180">Odpoledne dne svatby proběhne pouliční spor mezi<text:s/></text:span><text:span text:style-name="T181">Montekovy a Kapulety</text:span><text:span text:style-name="T182">, při kterém Tybalt(Jullin bratr) zabije Merkucia(Romeuv nejlepší kamarad).<text:s/></text:span></text:p>
        </text:list-item>
        <text:list-item>
          <text:p text:style-name="P183">Romeo svého přítele pomstí vraždou Tybalta a je vyhoštěn z Verony<text:s/></text:p>
        </text:list-item>
        <text:list-item>
          <text:p text:style-name="P184">Julie pro Romea truchlí, avšak zastírá to žalem za Tybalta.<text:s/></text:p>
        </text:list-item>
        <text:list-item>
          <text:p text:style-name="P185">Kapulet proto rozhodne, že se musí co nejrychleji vdát za Parida, aby ji zbavil zármutku..<text:s/></text:p>
        </text:list-item>
        <text:list-item>
          <text:p text:style-name="P186">Otec Vavřinec zajistí uspávací lektvar, po kterém bude 42 hodin vypadat jako mrtvá a poté pošle vzkaz Romeovi, že společně vyzvednou Julii v rodinné hrobce.</text:p>
        </text:list-item>
        <text:list-item>
          <text:p text:style-name="P187">Vzkaz se Romeovi ale nedonese<text:s/></text:p>
        </text:list-item>
        <text:list-item>
          <text:p text:style-name="P188">Julie vypije lektvar a jeji pohreb se stane druhy den</text:p>
        </text:list-item>
        <text:list-item>
          <text:p text:style-name="P189">Pote co všichni odejdou prijde romeo a potka Parida keteho zabije</text:p>
        </text:list-item>
        <text:list-item>
          <text:p text:style-name="P190">Pote vypije jed kterym se zabije na jejím hrobe</text:p>
        </text:list-item>
        <text:list-item>
          <text:p text:style-name="P191">Julie se pote probudi a když vidi ze romeo je mrtvi vezme jeho dyku a zabije se</text:p>
        </text:list-item>
      </text:list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Liberation Serif" style:font-name-asian="SimSun" style:font-name-complex="Mang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9-02-03T15:02:00Z</meta:creation-date>
    <dc:date>2024-05-18T19:59:00Z</dc:date>
    <meta:template xlink:href="Normal.dotm" xlink:type="simple"/>
    <meta:editing-cycles>117</meta:editing-cycles>
    <meta:editing-duration>PT142740S</meta:editing-duration>
    <meta:document-statistic meta:page-count="1" meta:paragraph-count="15" meta:word-count="1181" meta:character-count="7903" meta:row-count="56" meta:non-whitespace-character-count="6737"/>
  </office:meta>
</office:document-meta>
</file>